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Lyrics:</text:p>
      <text:p text:style-name="P1">Digery Do you remember November’s blunder</text:p>
      <text:p text:style-name="P1">down under Dun D plunders cause chunder</text:p>
      <text:p text:style-name="P1">while lightning n thunder is [sic] very very frightening</text:p>
      <text:p text:style-name="P1">Galileo Galilea learned from his balcony</text:p>
      <text:p text:style-name="P1">Heretical heleocentric epiphanies</text:p>
      <text:p text:style-name="P1">not just theoretical, listen to me</text:p>
      <text:p text:style-name="P1">From the narcs to the sharks</text:p>
      <text:p text:style-name="P1">I want freedom from oligarchs</text:p>
      <text:p text:style-name="P1">Olive branches </text:p>
      <text:p text:style-name="P1">they hand us</text:p>
      <text:p text:style-name="P1">while they ban us</text:p>
      <text:p text:style-name="P1">from standing in crowds, planning out loud,</text:p>
      <text:p text:style-name="P1">canning the proud, they ranch us like cows</text:p>
      <text:p text:style-name="P1">for the slaughter</text:p>
      <text:p text:style-name="P1">like the daughter whose dress her father bought her</text:p>
      <text:p text:style-name="P1">to supress how he fought her unless </text:p>
      <text:p text:style-name="P1">she gave him respect</text:p>
      <text:p text:style-name="P1">He suspects she’d be better as another man’s mess</text:p>
      <text:p text:style-name="P1">It’s my guess, it must be thus for the rest of us</text:p>
      <text:p text:style-name="P1">They take all our freedom give some back, </text:p>
      <text:p text:style-name="P1">we say thank you</text:p>
      <text:p text:style-name="P1">They take all our freedom give some back, </text:p>
      <text:p text:style-name="P1">we say thank you</text:p>
      <text:p text:style-name="P1">They take all our freedom give some back, </text:p>
      <text:p text:style-name="P1">we say</text:p>
      <text:p text:style-name="P1"/>
      <text:p text:style-name="P1">Scratching and scrawling</text:p>
      <text:p text:style-name="P1">that shit's enthralling</text:p>
      <text:p text:style-name="P1">but batshit appalling like habit cat calling</text:p>
      <text:p text:style-name="P1">what's the purpose? To hurt us? To hearse us? To coffin curse us?</text:p>
      <text:p text:style-name="P1">Your coffers and purses, pursed lips and churches</text:p>
      <text:p text:style-name="P1">take tithes to skirt bits of taxes</text:p>
      <text:p text:style-name="P1">which congress then relaxes.</text:p>
      <text:p text:style-name="P1">I've got a long list of anglo saxes hijacking funds and guns</text:p>
      <text:p text:style-name="P1">the labor of you and your neighbor</text:p>
      <text:p text:style-name="P1">not for fun but because we let them, son.</text:p>
      <text:p text:style-name="P1">They're no different than us yet they're indifferent towards us.</text:p>
      <text:p text:style-name="P1">Poor us. Can't afford room and board thus we're joined at the hip</text:p>
      <text:p text:style-name="P1">to the pyramid tip.</text:p>
      <text:p text:style-name="P1">The all seeing eye spies on our lives, binds us guys in trusted lies.</text:p>
      <text:p text:style-name="P1">Busted minds supervise thus any evil flies and inequality will rise.</text:p>
      <text:p text:style-name="P1">Do you realize what's funny?</text:p>
      <text:p text:style-name="P1">"In God we Trust" is printed all over our money!</text:p>
      <text:p text:style-name="P1">Religion is tinted by suspicions invented</text:p>
      <text:p text:style-name="P1">over the course of a long pattern of abuse:</text:p>
      <text:p text:style-name="P1">a strong shattering of truth.</text:p>
      <text:p text:style-name="P1">Of course I want to be ruthless,</text:p>
      <text:p text:style-name="P1">but in the end I feel toothless.</text:p>
      <text:p text:style-name="P1">The overarching theme there seems to be to me from those pulling the levers is</text:p>
      <text:p text:style-name="P1">Oligarchy Kinds and Queens are keen on being unopposed rulers forever.</text:p>
      <text:p text:style-name="P1"/>
      <text:p text:style-name="P1">It seems like 'Merika 's in a rush ta resign ta</text:p>
      <text:p text:style-name="P1">being comparable to Russia or China</text:p>
      <text:p text:style-name="P1">Give us serfdom call it freedom. </text:p>
      <text:p text:style-name="P1">When on their turf, how could we beat 'em?</text:p>
      <text:p text:style-name="P1">We don't need 'em. That's how we defeat 'em.</text:p>
      <text:p text:style-name="P1">We deplete 'em. Deprive them of our lives.</text:p>
      <text:p text:style-name="P1">Plant the seed for the need for us to rise.</text:p>
      <text:p text:style-name="P1">They deceived us, but we are growing wise. See</text:p>
      <text:p text:style-name="P1">We need to talk about</text:p>
      <text:p text:style-name="P1">defect distribution.</text:p>
      <text:p text:style-name="P1">Take a walk about,</text:p>
      <text:p text:style-name="P1">the fact 's our institution</text:p>
      <text:p text:style-name="P1">likes to chalk our doubt</text:p>
      <text:p text:style-name="P1">up to plain confusion.</text:p>
      <text:p text:style-name="P1">Like we're losing 'cause we're choosing</text:p>
      <text:p text:style-name="P1">wage theft, laziness, wage slave craziness, days bereft</text:p>
      <text:p text:style-name="P1">one slip 'n you're out on the street</text:p>
      <text:p text:style-name="P1">as if billionaires care if you eat.</text:p>
      <text:p text:style-name="P1">It's not fair to say they share and we suckle the teat.</text:p>
      <text:p text:style-name="P1">They got there while we hustle and they cheat.</text:p>
      <text:p text:style-name="P1">If wealth chasms got you rustled, then speak.</text:p>
      <text:p text:style-name="P1">'Cause right now all I hear are muffled little ekes!</text:p>
      <text:p text:style-name="P1"/>
      <text:p text:style-name="P1">I got shit to say</text:p>
      <text:p text:style-name="P1">If you gunna listen there’s a price to pay</text:p>
      <text:p text:style-name="P1">It’s capital listen</text:p>
      <text:p text:style-name="P1">I left the capital christened</text:p>
      <text:p text:style-name="P1">Hissin' just as pistons as they quicken</text:p>
      <text:p text:style-name="P1">Capital H Him gives in to givin’ visions across distance</text:p>
      <text:p text:style-name="P1">In an instant a vision of capitalism with its fist in</text:p>
      <text:p text:style-name="P1">your kitchen. Needing your dough </text:p>
      <text:p text:style-name="P1">while you’re kneeding your dough.</text:p>
      <text:p text:style-name="P1">Though if you work from home for free</text:p>
      <text:p text:style-name="P1">you might not be</text:p>
      <text:p text:style-name="P1">a slave and see</text:p>
      <text:p text:style-name="P1">the same: you a slave remain</text:p>
      <text:p text:style-name="P1">even if paid.</text:p>
      <text:p text:style-name="P1">This fact evaded</text:p>
      <text:p text:style-name="P1">By the prophet Reagan.</text:p>
      <text:p text:style-name="P1">So we turn to Seagan saying</text:p>
      <text:p text:style-name="P1">space age prayin’ is insane and</text:p>
      <text:p text:style-name="P1">Oligarchs send your kids to war.</text:p>
      <text:p text:style-name="P1">Fall apart in the endless war.</text:p>
      <text:p text:style-name="P1">Why not stop? </text:p>
      <text:p text:style-name="P1">What's war for?</text:p>
      <text:p text:style-name="P1">Profits drop unless the rockets roar.</text:p>
      <text:p text:style-name="P1">There 's more.</text:p>
      <text:p text:style-name="P1">Our wars aren't in totality.</text:p>
      <text:p text:style-name="P1">They're used to form mentality.</text:p>
      <text:p text:style-name="P1">We chose to still allow it see?</text:p>
      <text:p text:style-name="P1">Fear controls reality.</text:p>
      <text:p text:style-name="P1">In those fatal hours</text:p>
      <text:p text:style-name="P1">after those twin towers</text:p>
      <text:p text:style-name="P1">and we chose to cower</text:p>
      <text:p text:style-name="P1">they stood and we allow their </text:p>
      <text:p text:style-name="P1">every wish to be met and yet, who put Al-Qaeda in power?</text:p>
      <text:p text:style-name="P1">Leave your tin foil hat and though the truth is sour,</text:p>
      <text:p text:style-name="P1">let it cleanse your fears here 's the shower.</text:p>
      <text:p text:style-name="P1">A shower? A fire hose.</text:p>
      <text:p text:style-name="P1">The truth of power a pricy white powder - lend your nose.</text:p>
      <text:p text:style-name="P1">The truth of power a pricy white powder - here it go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